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Linux Libertine" svg:font-family="'Linux Libertine', Georgia, Times, serif"/>
    <style:font-face style:name="Lucida Sans1" svg:font-family="'Lucida Sans'" style:font-family-generic="swiss"/>
    <style:font-face style:name="Courier New" svg:font-family="'Courier New'" style:font-adornments="Regular"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574cm" fo:margin-top="0cm" fo:margin-bottom="0cm" table:align="center" style:writing-mode="lr-tb"/>
    </style:style>
    <style:style style:name="Table1.A" style:family="table-column">
      <style:table-column-properties style:column-width="1.268cm"/>
    </style:style>
    <style:style style:name="Table1.B" style:family="table-column">
      <style:table-column-properties style:column-width="4.129cm"/>
    </style:style>
    <style:style style:name="Table1.C" style:family="table-column">
      <style:table-column-properties style:column-width="1.588cm"/>
    </style:style>
    <style:style style:name="Table1.D" style:family="table-column">
      <style:table-column-properties style:column-width="1.589cm"/>
    </style:style>
    <style:style style:name="Table1.1" style:family="table-row">
      <style:table-row-properties style:min-row-height="0.423cm" fo:keep-together="always"/>
    </style:style>
    <style:style style:name="Table1.A1" style:family="table-cell">
      <style:table-cell-properties style:vertical-align="middle" fo:padding-left="0.191cm" fo:padding-right="0.191cm" fo:padding-top="0cm" fo:padding-bottom="0cm" fo:border="0.25pt solid #000000"/>
    </style:style>
    <style:style style:name="Table1.3" style:family="table-row">
      <style:table-row-properties style:min-row-height="0.564cm" fo:keep-together="auto"/>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494cm" fo:margin-bottom="0.494cm" loext:contextual-spacing="false" fo:line-height="50%"/>
    </style:style>
    <style:style style:name="P3" style:family="paragraph" style:parent-style-name="Author">
      <style:paragraph-properties fo:margin-top="0.494cm" fo:margin-bottom="0.071cm" loext:contextual-spacing="false"/>
      <style:text-properties fo:font-size="9pt" style:font-size-asian="9pt" style:font-size-complex="9pt"/>
    </style:style>
    <style:style style:name="P4" style:family="paragraph" style:parent-style-name="Author">
      <style:paragraph-properties fo:margin-top="0.494cm" fo:margin-bottom="0.071cm" loext:contextual-spacing="false" fo:text-align="justify" style:justify-single-word="false"/>
      <style:text-properties fo:font-size="8pt" style:font-size-asian="8pt" style:font-size-complex="8pt"/>
    </style:style>
    <style:style style:name="P5" style:family="paragraph" style:parent-style-name="Author">
      <style:paragraph-properties fo:margin-top="0.494cm" fo:margin-bottom="0.071cm" loext:contextual-spacing="true"/>
      <style:text-properties fo:font-size="9pt" style:font-size-asian="9pt" style:font-size-complex="9pt"/>
    </style:style>
    <style:style style:name="P6" style:family="paragraph" style:parent-style-name="Author">
      <style:paragraph-properties fo:margin-top="0.494cm" fo:margin-bottom="0.071cm" loext:contextual-spacing="true"/>
      <style:text-properties fo:font-size="9pt" officeooo:rsid="000ad619" style:font-size-asian="9pt" style:font-size-complex="9pt"/>
    </style:style>
    <style:style style:name="P7" style:family="paragraph" style:parent-style-name="Author" style:master-page-name="">
      <loext:graphic-properties draw:fill="none"/>
      <style:paragraph-properties fo:margin-left="0cm" fo:margin-right="-0.199cm" fo:margin-top="0.494cm" fo:margin-bottom="0.071cm" loext:contextual-spacing="true" fo:text-align="center" style:justify-single-word="false" fo:orphans="2" fo:widows="2" fo:text-indent="0cm" style:auto-text-indent="false" style:page-number="auto" fo:background-color="transparent" style:writing-mode="lr-tb"/>
    </style:style>
    <style:style style:name="P8" style:family="paragraph" style:parent-style-name="Author" style:master-page-name="">
      <loext:graphic-properties draw:fill="none"/>
      <style:paragraph-properties fo:margin-left="-0.199cm" fo:margin-right="0cm" fo:margin-top="0.494cm" fo:margin-bottom="0.071cm" loext:contextual-spacing="true" fo:text-align="center" style:justify-single-word="false" fo:orphans="2" fo:widows="2" fo:text-indent="0cm" style:auto-text-indent="false" style:page-number="auto" fo:background-color="transparent" style:writing-mode="lr-tb"/>
    </style:style>
    <style:style style:name="P9" style:family="paragraph" style:parent-style-name="Standard">
      <style:paragraph-properties fo:text-align="start" style:justify-single-word="false"/>
      <style:text-properties fo:font-style="italic" style:font-style-asian="italic" style:font-style-complex="italic"/>
    </style:style>
    <style:style style:name="P10" style:family="paragraph" style:parent-style-name="Standard">
      <style:text-properties fo:font-size="8pt" style:font-size-asian="8pt" style:font-size-complex="8pt"/>
    </style:style>
    <style:style style:name="P11" style:family="paragraph" style:parent-style-name="sponsors">
      <style:paragraph-properties fo:margin-left="0cm" fo:margin-right="0cm" fo:text-indent="0.51cm" style:auto-text-indent="false" fo:padding-left="0cm" fo:padding-right="0cm" fo:padding-top="0.071cm" fo:padding-bottom="0cm" fo:border="none"/>
    </style:style>
    <style:style style:name="P12" style:family="paragraph" style:parent-style-name="Text_20_body">
      <style:text-properties officeooo:paragraph-rsid="000e3064"/>
    </style:style>
    <style:style style:name="P13" style:family="paragraph" style:parent-style-name="paper_20_title" style:master-page-name="First_20_Page">
      <style:paragraph-properties fo:margin-top="0cm" fo:margin-bottom="0.494cm" loext:contextual-spacing="false" style:page-number="auto"/>
      <style:text-properties officeooo:paragraph-rsid="000cb0bb"/>
    </style:style>
    <style:style style:name="P14" style:family="paragraph" style:parent-style-name="Heading_20_1" style:list-style-name="WWNum4">
      <style:paragraph-properties fo:margin-left="0cm" fo:margin-right="0cm" fo:text-indent="0cm" style:auto-text-indent="false"/>
    </style:style>
    <style:style style:name="P15" style:family="paragraph" style:parent-style-name="Heading_20_2" style:list-style-name="WWNum4"/>
    <style:style style:name="P16" style:family="paragraph" style:parent-style-name="Heading_20_3" style:list-style-name="WWNum4">
      <style:paragraph-properties fo:margin-left="0cm" fo:margin-right="0cm" fo:text-indent="0.508cm" style:auto-text-indent="false"/>
    </style:style>
    <style:style style:name="P17" style:family="paragraph" style:parent-style-name="Heading_20_4" style:list-style-name="WWNum4">
      <style:paragraph-properties fo:margin-left="0cm" fo:margin-right="0cm" fo:text-indent="0.889cm" style:auto-text-indent="false"/>
    </style:style>
    <style:style style:name="P18" style:family="paragraph" style:parent-style-name="Text_20_body" style:list-style-name="L1">
      <style:text-properties officeooo:paragraph-rsid="000e3064"/>
    </style:style>
    <style:style style:name="P19" style:family="paragraph" style:parent-style-name="bullet_20_list" style:list-style-name="WWNum1">
      <style:paragraph-properties fo:margin-left="1.016cm" fo:margin-right="0cm" fo:text-indent="-0.508cm" style:auto-text-indent="false"/>
    </style:style>
    <style:style style:name="P20" style:family="paragraph" style:parent-style-name="figure_20_caption" style:list-style-name="WWNum2">
      <style:paragraph-properties fo:margin-left="0cm" fo:margin-right="0cm" fo:text-indent="0cm" style:auto-text-indent="false"/>
    </style:style>
    <style:style style:name="P21" style:family="paragraph" style:parent-style-name="references" style:list-style-name="WWNum8">
      <style:paragraph-properties fo:margin-left="0.624cm" fo:margin-right="0cm" fo:text-indent="-0.624cm" style:auto-text-indent="false"/>
    </style:style>
    <style:style style:name="P22" style:family="paragraph" style:parent-style-name="table_20_footnote" style:list-style-name="WWNum24">
      <style:paragraph-properties fo:margin-left="0.102cm" fo:margin-right="0cm" fo:text-indent="-0.051cm" style:auto-text-indent="false"/>
    </style:style>
    <style:style style:name="P23" style:family="paragraph" style:parent-style-name="table_20_head" style:list-style-name="WWNum9"/>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ize="9pt" style:font-size-asian="9pt" style:font-size-complex="9pt"/>
    </style:style>
    <style:style style:name="T4" style:family="text">
      <style:text-properties fo:font-size="9pt" officeooo:rsid="000ad619"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fo:font-weight="bold" officeooo:rsid="000b8d83" style:font-size-asian="9pt" style:font-style-asian="italic" style:font-weight-asian="bold" style:font-size-complex="9pt" style:font-weight-complex="bold"/>
    </style:style>
    <style:style style:name="T7" style:family="text">
      <style:text-properties fo:font-size="9pt" fo:font-weight="bold" officeooo:rsid="000cb0bb" style:font-size-asian="9pt" style:font-weight-asian="bold" style:font-size-complex="9pt" style:font-style-complex="italic" style:font-weight-complex="bold"/>
    </style:style>
    <style:style style:name="T8" style:family="text">
      <style:text-properties fo:font-size="9pt" fo:font-weight="bold" officeooo:rsid="000ffdb7" style:font-size-asian="9pt" style:font-weight-asian="bold" style:font-size-complex="9pt" style:font-style-complex="italic" style:font-weight-complex="bold"/>
    </style:style>
    <style:style style:name="T9" style:family="text">
      <style:text-properties style:text-position="super 58%"/>
    </style:style>
    <style:style style:name="T10" style:family="text">
      <style:text-properties style:font-style-complex="italic"/>
    </style:style>
    <style:style style:name="T11" style:family="text">
      <style:text-properties officeooo:rsid="000cb0bb" style:font-style-complex="italic"/>
    </style:style>
    <style:style style:name="T12" style:family="text">
      <style:text-properties officeooo:rsid="000ffdb7" style:font-style-complex="italic"/>
    </style:style>
    <style:style style:name="T13" style:family="text">
      <style:text-properties officeooo:rsid="001343f6" style:font-style-complex="italic"/>
    </style:style>
    <style:style style:name="T14" style:family="text">
      <style:text-properties fo:language="en" fo:country="US"/>
    </style:style>
    <style:style style:name="T15" style:family="text">
      <style:text-properties fo:language="en" fo:country="US" fo:font-weight="bold" style:font-weight-asian="bold"/>
    </style:style>
    <style:style style:name="T16" style:family="text">
      <style:text-properties style:font-name="Times New Roman" fo:font-style="italic" style:font-style-asian="italic" style:font-name-complex="Times New Roman1"/>
    </style:style>
    <style:style style:name="T17" style:family="text">
      <style:text-properties style:font-name="Symbol" fo:font-style="italic" style:font-style-asian="italic" style:font-name-complex="Symbol2" style:font-style-complex="italic"/>
    </style:style>
    <style:style style:name="T18" style:family="text">
      <style:text-properties style:text-position="sub 58%"/>
    </style:style>
    <style:style style:name="T19" style:family="text">
      <style:text-properties fo:font-weight="bold" style:font-weight-asian="bold"/>
    </style:style>
    <style:style style:name="T20" style:family="text">
      <style:text-properties fo:font-style="normal" style:font-style-asian="normal"/>
    </style:style>
    <style:style style:name="T21" style:family="text">
      <style:text-properties fo:font-variant="normal" fo:text-transform="none" fo:font-style="italic" style:font-style-asian="italic" style:font-style-complex="italic"/>
    </style:style>
    <style:style style:name="T22" style:family="text">
      <style:text-properties fo:font-variant="normal" fo:text-transform="none" fo:color="#000000" style:font-name="Linux Libertine" fo:letter-spacing="normal" fo:language="en" fo:country="US" fo:font-style="normal" fo:font-weight="normal"/>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ffffff" style:background-transparency="100%" draw:fill="solid" draw:fill-color="#ffffff" draw:opacity="0%" fo:padding-left="0cm" fo:padding-right="0cm" fo:padding-top="0.071cm" fo:padding-bottom="0cm" fo:border-left="none" fo:border-right="none" fo:border-top="0.51pt solid #000000" fo:border-bottom="none"/>
    </style:style>
    <style:style style:name="Sect1" style:family="section">
      <style:section-properties style:editable="false">
        <style:columns fo:column-count="4" fo:column-gap="0.381cm">
          <style:column style:rel-width="16383*" fo:start-indent="0cm" fo:end-indent="0.191cm"/>
          <style:column style:rel-width="16383*" fo:start-indent="0.191cm" fo:end-indent="0.191cm"/>
          <style:column style:rel-width="16383*" fo:start-indent="0.191cm" fo:end-indent="0.191cm"/>
          <style:column style:rel-width="16386*" fo:start-indent="0.191cm" fo:end-indent="0cm"/>
        </style:columns>
      </style:section-properties>
    </style:style>
    <style:style style:name="Sect2" style:family="section">
      <style:section-properties style:editable="false">
        <style:columns fo:column-count="2" fo:column-gap="0.635cm">
          <style:column style:rel-width="32767*" fo:start-indent="0cm" fo:end-indent="0.318cm"/>
          <style:column style:rel-width="32768*" fo:start-indent="0.318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 Wireless Sensor Network (WSN) Model for <text:bookmark text:name="firstHeading"/><text:span text:style-name="T22">Reconnaissance</text:span> of Remote Environments using Extended Kalman Filter (EKF) and FastSLAM for Military and Defence Applications.</text:p>
      <text:p text:style-name="P2"/>
      <text:section text:style-name="Sect1" text:name="Section2">
        <text:p text:style-name="P3"/>
        <text:p text:style-name="P3"/>
        <text:p text:style-name="P3"/>
        <text:p text:style-name="P8"><text:span text:style-name="T4">Ashish Jacob Sam</text:span><text:span text:style-name="T3"><text:line-break/></text:span><text:span text:style-name="T4">Dept. of CSE</text:span><text:span text:style-name="T3"><text:line-break/></text:span><text:span text:style-name="T4">ASET</text:span><text:span text:style-name="T5"><text:line-break/></text:span><text:span text:style-name="T4">Amity University Mumbai</text:span><text:span text:style-name="T3"><text:line-break/></text:span><text:a xlink:type="simple" xlink:href="mailto:ashishjacobsam@gmail.com" text:style-name="Internet_20_link" text:visited-style-name="Visited_20_Internet_20_Link"><text:span text:style-name="T4">ashishjacobsam@gmail.com</text:span></text:a></text:p>
        <text:p text:style-name="P5"/>
        <text:p text:style-name="P7"><text:span text:style-name="T4">Chaitanya V Mahamuni</text:span><text:span text:style-name="T3"><text:line-break/></text:span><text:span text:style-name="T4">Dept. of ECE</text:span><text:span text:style-name="T3"><text:line-break/></text:span><text:span text:style-name="T4">ASET</text:span><text:span text:style-name="T5"><text:line-break/></text:span><text:span text:style-name="T4">Amity University Mumbai</text:span><text:span text:style-name="T3"><text:line-break/></text:span><text:a xlink:type="simple" xlink:href="mailto:chaitanyamahamuni91@gmail.com" text:style-name="Internet_20_link" text:visited-style-name="Visited_20_Internet_20_Link"><text:span text:style-name="T3">chaitanyamahamuni91@gmail.co</text:span></text:a><text:a xlink:type="simple" xlink:href="mailto:chaitanyamahamuni91@gmail.com" text:style-name="Internet_20_link" text:visited-style-name="Visited_20_Internet_20_Link"><text:span text:style-name="T4">m</text:span></text:a></text:p>
        <text:p text:style-name="P6"/>
        <text:p text:style-name="P5"/>
        <text:p text:style-name="P5"/>
        <text:p text:style-name="P5"/>
        <text:p text:style-name="P5"/>
        <text:p text:style-name="P5"/>
      </text:section>
      <text:section text:style-name="Sect1" text:name="Section3">
        <text:p text:style-name="P4"/>
      </text:section>
      <text:section text:style-name="Sect2" text:name="Section4">
        <text:p text:style-name="Abstract"><text:span text:style-name="T2">Abstract</text:span>—<text:span text:style-name="T10">One of the many requirements for a military assignments is to scout a given area before proceeding to mission. This work is also referred to as reconnaissance and is performed by highly trained soldiers. Making a map of the area is the basic task they perform. It is crucial that this information is highly reliable and accurate. Another major need of the military is to implement real-time surveillance, especially in forests and specified indoor places where aerial surveillance is not helpful. This paper presents a Wireless Network Model (WSN) prototype of an IoT based system with which several unmanned rovers can be used to scout a given area, as well as perform real-time surveillance. This paper concludes how a clear mapping of the area can be done, along with the effective advantages and disadvantages offered by this approach.</text:span></text:p>
        <text:p text:style-name="Keywords">Keywords—Reconnaissance, <text:span text:style-name="T6">military</text:span>, <text:span text:style-name="T6">defense</text:span>, <text:span text:style-name="T6">WSN</text:span>, <text:span text:style-name="T6">mapping</text:span>, <text:span text:style-name="T6">SLAM</text:span></text:p>
        <text:list xml:id="list422953763" text:style-name="WWNum4">
          <text:list-item>
            <text:h text:style-name="P14" text:outline-level="1">Introduction </text:h>
          </text:list-item>
        </text:list>
        <text:p text:style-name="P12">In military operations, reconnaissance or scouting is the exploration outside an area occupied by friendly forces to gain information about natural features and other activities in the area.</text:p>
        <text:p text:style-name="P12">Examples of reconnaissance include patrolling by troops (skirmishers, long-range reconnaissance patrol, U.S. Army Rangers, cavalry scouts, or military intelligence specialists), ships or submarines, manned or unmanned reconnaissance aircraft, satellites, or by setting up observation posts. Espionage normally is not reconnaissance, because reconnaissance is a military's special forces operating ahead of its main forces; spies are non-combatants operating behind enemy lines.</text:p>
        <text:p text:style-name="P12">Reconnaissance conducted by ground forces includes special reconnaissance, armored reconnaissance, amphibious reconnaissance and civil reconnaissance.</text:p>
        <text:p text:style-name="P12">Aerial reconnaissance is reconnaissance carried out by aircraft (of all types including balloons and unmanned aircraft). The purpose is to survey weather conditions, map terrain, and may include military purposes such as observing tangible structures, particular areas, and movement of enemy forces.</text:p>
        <text:p text:style-name="P12"/>
        <text:p text:style-name="P12">Naval forces use aerial and satellite reconnaissance to observe enemy forces. Navies also undertake hydrographic surveys and intelligence gathering.</text:p>
        <text:p text:style-name="P12"/>
        <text:p text:style-name="P12">Reconnaissance satellites provide military commanders with photographs of enemy forces and other intelligence. Military forces also use geographical and meteorological information from Earth observation satellites.</text:p>
        <text:p text:style-name="P12">Types of reconnaissance:</text:p>
        <text:p text:style-name="P12"/>
        <text:list xml:id="list884095319" text:style-name="L1">
          <text:list-item>
            <text:p text:style-name="P18">Terrain-oriented reconnaissance is a survey of the terrain (its features, weather, and other natural observations).</text:p>
          </text:list-item>
          <text:list-item>
            <text:p text:style-name="P18">Force-oriented reconnaissance focuses on the enemy forces (number, equipment, activities, disposition etc.) and may include target acquisition.</text:p>
          </text:list-item>
          <text:list-item>
            <text:p text:style-name="P18">Civil-oriented reconnaissance focuses on the civil dimension of the battlespace (areas, structures, capabilities, organizations, people and events abbreviated ASCOPE).</text:p>
          </text:list-item>
        </text:list>
        <text:p text:style-name="P12">The techniques and objectives are not mutually exclusive; it is up to the commander whether they are carried out separately or by the same unit.</text:p>
        <text:list xml:id="list140918418351457" text:continue-list="list422953763" text:style-name="WWNum4">
          <text:list-item>
            <text:h text:style-name="P14" text:outline-level="1">Ease of Use</text:h>
            <text:list>
              <text:list-item>
                <text:h text:style-name="P15" text:outline-level="2">Selecting a Template (Heading 2)</text:h>
              </text:list-item>
            </text:list>
          </text:list-item>
        </text:list>
        <text:p text:style-name="Text_20_body">First, confirm that you have the correct template for your paper size. This template has been tailored for output on the US-letter paper size. If you are using A4-sized paper, please close this file and download the file “MSW_A4_format”.</text:p>
        <text:p text:style-name="Text_20_body"><text:soft-page-break/></text:p>
        <text:list xml:id="list140919943710997" text:continue-numbering="true" text:style-name="WWNum4">
          <text:list-item>
            <text:list>
              <text:list-item>
                <text:h text:style-name="P15" text:outline-level="2">Maintaining the Integrity of the Specifications</text:h>
              </text:list-item>
            </text:list>
          </text:list-item>
        </text:list>
        <text:p text:style-name="Text_20_body"><draw:frame draw:style-name="fr1" draw:name="Frame1" text:anchor-type="paragraph" svg:x="1.531cm" svg:y="25.402cm" draw:z-index="0"><draw:text-box fo:min-height="0.041cm" fo:min-width="0.041cm"><text:p text:style-name="P11">Identify applicable funding agency here. <text:span text:style-name="T10">If none, delete this text box.</text:span></text:p></draw:text-box></draw:frame>The template is used to format your paper and style the text. All margins, column widths, line spaces, and text fonts are prescribed; please do not alter them. You may note peculiarities. For example, the head margin in this template measures proportionately more than is customary. This measurement and others are deliberate, using specifications that anticipate your paper as one part of the entire proceedings, and not as an independent document. Please do not revise any of the current designations.</text:p>
        <text:list xml:id="list140918253372250" text:continue-numbering="true" text:style-name="WWNum4">
          <text:list-item>
            <text:h text:style-name="P14" text:outline-level="1">Prepare Your Paper Before Styling</text:h>
          </text:list-item>
        </text:list>
        <text:p text:style-name="Text_20_body">Before you begin to format your paper, first write and save the content as a separate text file. <text:span text:style-name="T14">Complete all content and organizational editing before formatting. Please note sections A-D below for more information on proofreading, spelling and grammar.</text:span></text:p>
        <text:p text:style-name="Text_20_body">Keep your text and graphic files separate until after the text has been formatted and styled. Do not use hard tabs, and limit use of hard returns to only one return at the end of a paragraph. Do not add any kind of pagination anywhere in the paper. Do not number text heads-the template will do that for you.</text:p>
        <text:list xml:id="list140918465903888" text:continue-numbering="true" text:style-name="WWNum4">
          <text:list-item>
            <text:list>
              <text:list-item>
                <text:h text:style-name="P15" text:outline-level="2">Abbreviations and Acronyms</text:h>
              </text:list-item>
            </text:list>
          </text:list-item>
        </text:list>
        <text:p text:style-name="Text_20_body">Define abbreviations and acronyms the first time they are used in the text, even after they have been defined in the abstract. Abbreviations such as IEEE, SI, MKS, CGS, sc, dc, and rms do not have to be defined. Do not use abbreviations in the title or heads unless they are unavoidable.</text:p>
        <text:list xml:id="list140919278585515" text:continue-numbering="true" text:style-name="WWNum4">
          <text:list-item>
            <text:list>
              <text:list-item>
                <text:h text:style-name="P15" text:outline-level="2">Units</text:h>
              </text:list-item>
            </text:list>
          </text:list-item>
        </text:list>
        <text:list xml:id="list1155294065" text:style-name="WWNum1">
          <text:list-item>
            <text:p text:style-name="P19">Use either SI (MKS) or CGS as primary units. (SI units are encouraged.) English units may be used as secondary units (in parentheses). An exception would be the use of English units as identifiers in trade, such as “3.5-inch disk drive”.</text:p>
          </text:list-item>
          <text:list-item>
            <text:p text:style-name="P19">Avoid combining SI and CGS units, such as current in amperes and magnetic field in oersteds. This often leads to confusion because equations do not balance dimensionally. If you must use mixed units, clearly state the units for each quantity that you use in an equation.</text:p>
          </text:list-item>
          <text:list-item>
            <text:p text:style-name="P19">Do not mix complete spellings and abbreviations of units: “Wb/m2” or “webers per square meter”, not “webers/m2”. <text:s/>Spell out units when they appear in text: “. . . a few henries”, not “. . . a few H”.</text:p>
          </text:list-item>
          <text:list-item>
            <text:p text:style-name="P19">Use a zero before decimal points: “0.25”, not “.25”. Use “cm3”, not “cc”. (<text:span text:style-name="T2">bullet list</text:span>)</text:p>
          </text:list-item>
        </text:list>
        <text:list xml:id="list140918896480497" text:continue-list="list140919278585515" text:style-name="WWNum4">
          <text:list-item>
            <text:list>
              <text:list-item>
                <text:h text:style-name="P15" text:outline-level="2">Equations</text:h>
              </text:list-item>
            </text:list>
          </text:list-item>
        </text:list>
        <text:p text:style-name="Text_20_body">The equations are an exception to the prescribed specifications of this template. You will need to determine whether or not your equation should be typed using either the Times New Roman or the Symbol font (please no other font). To create multileveled equations, it may be necessary to treat the equation as a graphic and insert it into the text after your paper is styled.</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span text:style-name="T14">:</text:span></text:p>
        <text:p text:style-name="equation"><text:tab/><text:span text:style-name="T16">a</text:span><text:span text:style-name="T16">b</text:span><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 . .”</text:p>
        <text:list xml:id="list140920342325092" text:continue-numbering="true" text:style-name="WWNum4">
          <text:list-item>
            <text:list>
              <text:list-item>
                <text:h text:style-name="P15" text:outline-level="2">Some Common Mistakes</text:h>
              </text:list-item>
            </text:list>
          </text:list-item>
        </text:list>
        <text:list xml:id="list140919779871768" text:continue-list="list1155294065" text:style-name="WWNum1">
          <text:list-item>
            <text:p text:style-name="P19">The word “data” is plural, not singular.</text:p>
          </text:list-item>
          <text:list-item>
            <text:p text:style-name="P19">The subscript for the permeability of vacuum <text:span text:style-name="T17"></text:span><text:span text:style-name="T18">0</text:span>, and other common scientific constants, is zero with subscript formatting, not a lowercase letter “o”.</text:p>
          </text:list-item>
          <text:list-item>
            <text:p text:style-name="P19">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P19">A graph within a graph is an “inset”, not an “insert”. The word alternatively is preferred to the word “alternately” (unless you really mean something that alternates).</text:p>
          </text:list-item>
          <text:list-item>
            <text:p text:style-name="P19">Do not use the word “essentially” to mean “approximately” or “effectively”.</text:p>
          </text:list-item>
          <text:list-item>
            <text:p text:style-name="P19">In your paper title, if the words “that uses” can accurately replace the word “using”, capitalize the “u”; if not, keep using lower-cased.</text:p>
          </text:list-item>
          <text:list-item>
            <text:p text:style-name="P19">Be aware of the different meanings of the homophones “affect” and “effect”, “complement” and “compliment”, “discreet” and “discrete”, “principal” and “principle”.</text:p>
          </text:list-item>
          <text:list-item>
            <text:p text:style-name="P19">Do not confuse “imply” and “infer”.</text:p>
          </text:list-item>
          <text:list-item>
            <text:p text:style-name="P19">The prefix “non” is not a word; it should be joined to the word it modifies, usually without a hyphen.</text:p>
          </text:list-item>
          <text:list-item>
            <text:p text:style-name="P19">There is no period after the “et” in the Latin abbreviation “et al.”.</text:p>
          </text:list-item>
          <text:list-item>
            <text:p text:style-name="P19">The abbreviation “i.e.” means “that is”, and the abbreviation “e.g.” means “for example”.</text:p>
          </text:list-item>
        </text:list>
        <text:p text:style-name="Text_20_body">An excellent style manual for science writers is [7].</text:p>
        <text:list xml:id="list140918908765843" text:continue-list="list140920342325092" text:style-name="WWNum4">
          <text:list-item>
            <text:h text:style-name="P14" text:outline-level="1"><text:soft-page-break/>Using the Template</text:h>
          </text:list-item>
        </text:list>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list xml:id="list140918797046671" text:continue-numbering="true" text:style-name="WWNum4">
          <text:list-item>
            <text:list>
              <text:list-item>
                <text:h text:style-name="P15" text:outline-level="2">Authors and Affiliations</text:h>
              </text:list-item>
            </text:list>
          </text:list-item>
        </text:list>
        <text:p text:style-name="Text_20_body"><text:span text:style-name="T19">The template is designed</text:span><text:span text:style-name="T15"> for,</text:span><text:span text:style-name="T19"> but not limited to</text:span><text:span text:style-name="T15">, six authors.</text:span><text:span text:style-name="T14"> A minimum of one author is required for all conference articles. </text:span>Author names should be listed starting from left to right and then moving down to the next line. This is the author sequence that will be used in future citations and by indexing services. Names should not be listed in columns nor group by affiliation.<text:span text:style-name="T14"> </text:span>Please keep your affiliations as succinct as possible (for example, do not differentiate among departments of the same organization).</text:p>
        <text:list xml:id="list140918426993244" text:continue-numbering="true" text:style-name="WWNum4">
          <text:list-item>
            <text:list>
              <text:list-item>
                <text:list>
                  <text:list-item>
                    <text:h text:style-name="P16" text:outline-level="3">For papers with more than six authors: <text:span text:style-name="T20">Add author names horizontally, moving to a third row if needed for more than 8 authors.</text:span></text:h>
                  </text:list-item>
                  <text:list-item>
                    <text:h text:style-name="P16" text:outline-level="3">For papers with less than six authors: <text:span text:style-name="T20">To change the default, adjust the template as follows.</text:span></text:h>
                    <text:list>
                      <text:list-item>
                        <text:h text:style-name="P17" text:outline-level="4">Selection: <text:span text:style-name="T20">Highlight all author and affiliation lines.</text:span></text:h>
                      </text:list-item>
                      <text:list-item>
                        <text:h text:style-name="P17" text:outline-level="4">Change number of columns: <text:span text:style-name="T20">Select the Columns icon from the MS Word Standard toolbar and then select the correct number of columns from the selection palette.</text:span></text:h>
                      </text:list-item>
                      <text:list-item>
                        <text:h text:style-name="P17" text:outline-level="4">Deletion: <text:span text:style-name="T20">Delete the author and affiliation lines for the extra authors.</text:span></text:h>
                      </text:list-item>
                    </text:list>
                  </text:list-item>
                </text:list>
              </text:list-item>
            </text:list>
          </text:list-item>
        </text:list>
        <text:p text:style-name="P9"/>
        <text:list xml:id="list140919670760536" text:continue-numbering="true" text:style-name="WWNum4">
          <text:list-item>
            <text:list>
              <text:list-item>
                <text:h text:style-name="P15" text:outline-level="2">Identify the Headings</text:h>
              </text:list-item>
            </text:list>
          </text:list-item>
        </text:list>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list xml:id="list140919157383978" text:continue-numbering="true" text:style-name="WWNum4">
          <text:list-item>
            <text:list>
              <text:list-item>
                <text:h text:style-name="P15" text:outline-level="2">Figures and Tables</text:h>
                <text:list>
                  <text:list-item>
                    <text:list>
                      <text:list-item>
                        <text:h text:style-name="P17" text:outline-level="4"><text:s/>Positioning Figures and Tables: <text:span text:style-name="T20">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item>
                    </text:list>
                  </text:list-item>
                </text:list>
              </text:list-item>
            </text:list>
          </text:list-item>
        </text:list>
        <text:list xml:id="list160818451" text:style-name="WWNum9">
          <text:list-item>
            <text:p text:style-name="P23">Table Typ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9">a</text:span></text:p>
            </table:table-cell>
            <table:table-cell table:style-name="Table1.A1" office:value-type="string">
              <text:p text:style-name="P10"/>
            </table:table-cell>
            <table:table-cell table:style-name="Table1.A1" office:value-type="string">
              <text:p text:style-name="P10"/>
            </table:table-cell>
          </table:table-row>
        </table:table>
        <text:list xml:id="list3973353221" text:style-name="WWNum24">
          <text:list-item>
            <text:p text:style-name="P22">Sample of a Table footnote. (<text:span text:style-name="T1">Table footnote</text:span>)</text:p>
          </text:list-item>
        </text:list>
        <text:list xml:id="list147154902" text:style-name="WWNum2">
          <text:list-item>
            <text:p text:style-name="P20">Example of a figure caption. <text:span text:style-name="T10">(</text:span><text:span text:style-name="T2">figure caption</text:span><text:span text:style-name="T10">)</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with a ratio of quantities and units. For example, write “Temperature (K)”, not “Temperature/K”.</text:p>
        <text:h text:style-name="Heading_20_5" text:outline-level="5">Acknowledgment <text:span text:style-name="T2">(</text:span><text:span text:style-name="T21">Heading 5</text:span><text:span text:style-name="T2">)</text:span></text:h>
        <text:p text:style-name="Text_20_body">The preferred spelling of the word “acknowledgment” in America is without an “e” after the “g”. Avoid the stilted expression “<text:span text:style-name="T14">o</text:span>ne of us (R. B. G.) thanks ...<text:span text:style-name="T14">”. <text:s/></text:span>Instead, try “R. B. G. thanks...”.<text:span text:style-name="T14"> </text:span>Put sponsor acknowledgments in the unnumbered footnote on the first page. </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4"> </text:span>...”</text:p>
        <text:p text:style-name="Text_20_body">Number footnotes separately in superscripts. Place the actual footnote at the bottom of the column in which it was cited. Do not put footnotes in the<text:span text:style-name="T14"> abstract or</text:span> reference list. Use letters for table footnotes.</text:p>
        <text:p text:style-name="Text_20_body">Unless there are six authors or more give all authors<text:span text:style-name="T14">’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4037198260" text:style-name="WWNum8">
          <text:list-item>
            <text:p text:style-name="P21">G. Eason, B. Noble, and I. N. Sneddon, “On certain integrals of Lipschitz-Hankel type involving products of Bessel functions,” Phil. Trans. Roy. Soc. London, vol. A247, pp. 529–551, April 1955. <text:span text:style-name="T2">(references)</text:span></text:p>
          </text:list-item>
          <text:list-item>
            <text:p text:style-name="P21"><text:soft-page-break/>J. Clerk Maxwell, A Treatise on Electricity and Magnetism, 3rd ed., vol. 2. Oxford: Clarendon, 1892, pp.68–73.</text:p>
          </text:list-item>
          <text:list-item>
            <text:p text:style-name="P21">I. S. Jacobs and C. P. Bean, “Fine particles, thin films and exchange anisotropy,” in Magnetism, vol. III, G. T. Rado and H. Suhl, Eds. New York: Academic, 1963, pp. 271–350.</text:p>
          </text:list-item>
          <text:list-item>
            <text:p text:style-name="P21">K. Elissa, “Title of paper if known,” unpublished.</text:p>
          </text:list-item>
          <text:list-item>
            <text:p text:style-name="P21">R. Nicole, “Title of paper with only first word capitalized,” J. Name Stand. Abbrev., in press.</text:p>
          </text:list-item>
          <text:list-item>
            <text:p text:style-name="P21">Y. Yorozu, M. Hirano, K. Oka, and Y. Tagawa, “Electron spectroscopy studies on magneto-optical media and plastic substrate interface,” IEEE Transl. J. Magn. Japan, vol. 2, pp. 740–741, August 1987 [Digests 9th Annual Conf. Magnetics Japan, p. 301, 1982].</text:p>
          </text:list-item>
          <text:list-item>
            <text:p text:style-name="P21">M. Young, The Technical Writer’s Handbook. Mill Valley, CA: University Science, 1989.</text:p>
          </text:list-item>
        </text:list>
      </text:section>
      <text:section text:style-name="Sect3" text:name="Section5">
        <text:p text:style-name="Standard"/>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Linux Libertine" svg:font-family="'Linux Libertine', Georgia, Times, serif"/>
    <style:font-face style:name="Lucida Sans1" svg:font-family="'Lucida Sans'" style:font-family-generic="swiss"/>
    <style:font-face style:name="Courier New" svg:font-family="'Courier New'" style:font-adornments="Regular"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loext: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cm" fo:margin-bottom="0cm" loext:contextual-spacing="false" fo:text-align="center" style:justify-single-word="false" fo:orphans="2" fo:widows="2" style:writing-mode="lr-tb"/>
    </style:style>
    <style:style style:name="Author" style:family="paragraph" style:default-outline-level="">
      <style:paragraph-properties fo:margin-top="0.635cm" fo:margin-bottom="0.071cm"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default-outline-level="">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cm" fo:margin-right="0cm" fo:margin-top="0.141cm" fo:margin-bottom="0.353cm" loext: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paragraph-properties fo:margin-top="0cm" fo:margin-bottom="0.071cm"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cm" fo:margin-bottom="0.212cm"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cm" fo:margin-bottom="0.212cm"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cm" fo:margin-bottom="0.088cm" loext: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cm" loext: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cm" fo:margin-bottom="0cm" loext: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102cm" fo:margin-right="0cm" fo:margin-top="0.106cm" fo:margin-bottom="0.053cm" loext: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423cm" fo:margin-bottom="0.212cm"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loext: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6"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3" text:style-name="ListLabel_20_67"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1"/>
      </text:list-level-style-bullet>
      <text:list-level-style-bullet text:level="7" text:style-name="ListLabel_20_68"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59cm" fo:page-height="27.94cm" style:num-format="1" style:print-orientation="portrait" fo:margin-top="1.905cm" fo:margin-bottom="1.27cm" fo:margin-left="1.575cm" fo:margin-right="1.57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cm" style:dynamic-spacing="true"/>
      </style:footer-style>
    </style:page-layout>
    <style:page-layout style:name="Mpm2">
      <style:page-layout-properties fo:page-width="21.59cm" fo:page-height="27.94cm" style:num-format="1" style:print-orientation="portrait" fo:margin-top="1.905cm" fo:margin-bottom="1.27cm" fo:margin-left="1.575cm" fo:margin-right="1.57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XXX-X-XXXX-XXXX-X/XX/$XX.00 ©20XX IEE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aper Title (use style: paper title)</dc:title>
    <meta:initial-creator>IEEE</meta:initial-creator>
    <meta:editing-cycles>11</meta:editing-cycles>
    <meta:creation-date>2019-01-08T18:42:00</meta:creation-date>
    <dc:date>2020-02-22T14:09:18.025000000</dc:date>
    <meta:editing-duration>PT6H49M5S</meta:editing-duration>
    <meta:generator>LibreOffice/6.4.0.3$Windows_X86_64 LibreOffice_project/b0a288ab3d2d4774cb44b62f04d5d28733ac6df8</meta:generator>
    <meta:document-statistic meta:table-count="1" meta:image-count="0" meta:object-count="0" meta:page-count="4" meta:paragraph-count="92" meta:word-count="2422" meta:character-count="14943" meta:non-whitespace-character-count="12672"/>
  </office:meta>
</office:document-meta>
</file>